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list xml:id="list410518025" text:style-name="L1">
        <text:list-item>
          <text:list>
            <text:list-item>
              <text:p text:style-name="P2">What is the problem?</text:p>
            </text:list-item>
            <text:list-item>
              <text:p text:style-name="P2">Why is it important?</text:p>
            </text:list-item>
            <text:list-item>
              <text:p text:style-name="P2">Why is it difficult to address?</text:p>
            </text:list-item>
            <text:list-item>
              <text:p text:style-name="P2">Describe the main idea and what issues need to be addressed</text:p>
            </text:list-item>
          </text:list>
        </text:list-item>
      </text:list>
      <text:p text:style-name="P1"/>
      <text:p text:style-name="P1"/>
      <text:p text:style-name="P1">Background</text:p>
      <text:p text:style-name="P1"/>
      <text:p text:style-name="P1">Body of the report</text:p>
      <text:p text:style-name="P1"/>
      <text:p text:style-name="P1">Evaluation</text:p>
      <text:p text:style-name="P1"/>
      <text:p text:style-name="P1">Plan of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Enckevort1</meta:initial-creator>
    <meta:creation-date>2011-01-10T17:21:53</meta:creation-date>
    <dc:date>2011-01-10T17:43:46</dc:date>
    <dc:creator>Ben Enckevort1</dc:creator>
    <meta:editing-duration>PT00H00M26S</meta:editing-duration>
    <meta:editing-cycles>1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39" meta:character-count="196"/>
  </office:meta>
</office:document-meta>
</file>